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f769" officeooo:paragraph-rsid="001ff7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t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09:33:46.112167235</meta:creation-date>
    <dc:date>2016-02-22T09:34:05.480358921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4.2.8.2$Linux_X86_64 LibreOffice_project/420m0$Build-2</meta:generator>
  </office:meta>
</office:document-meta>
</file>